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4cm" svg:height="3.2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4cm" svg:height="3.2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cm" svg:height="3.2cm" svg:x="14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4cm" svg:height="3.2cm" svg:x="21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2cm" svg:x="7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3.2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02cm" svg:y1="4.232cm" svg:x2="7.698cm" svg:y2="6.268cm" draw:start-shape="id1" draw:start-glue-point="9" draw:end-shape="id2" draw:end-glue-point="5" svg:d="m4402 4232 3296 2036" svg:viewBox="0 0 3297 2037">
          <text:p/>
        </draw:connector>
        <draw:connector draw:style-name="gr2" draw:text-style-name="P1" draw:layer="layout" draw:type="line" svg:x1="10.6cm" svg:y1="7.4cm" svg:x2="14.3cm" svg:y2="7.4cm" draw:start-shape="id2" draw:start-glue-point="10" draw:end-shape="id3" draw:end-glue-point="6" svg:d="m10600 7400h3700" svg:viewBox="0 0 3701 1">
          <text:p/>
        </draw:connector>
        <draw:connector draw:style-name="gr2" draw:text-style-name="P1" draw:layer="layout" draw:type="line" svg:x1="17.7cm" svg:y1="7.4cm" svg:x2="21.3cm" svg:y2="7.4cm" draw:start-shape="id3" draw:start-glue-point="10" draw:end-shape="id4" draw:end-glue-point="6" svg:d="m17700 7400h3600" svg:viewBox="0 0 3601 1">
          <text:p/>
        </draw:connector>
        <draw:connector draw:style-name="gr2" draw:text-style-name="P1" draw:layer="layout" draw:type="line" svg:x1="23cm" svg:y1="9cm" svg:x2="19.202cm" svg:y2="13.268cm" draw:start-shape="id4" draw:start-glue-point="8" draw:end-shape="id5" draw:end-glue-point="11" svg:d="m23000 9000-3798 4268" svg:viewBox="0 0 3799 4269">
          <text:p/>
        </draw:connector>
        <draw:connector draw:style-name="gr2" draw:text-style-name="P1" draw:layer="layout" draw:type="line" svg:x1="16.3cm" svg:y1="14.4cm" svg:x2="10.6cm" svg:y2="14.4cm" draw:start-shape="id5" draw:start-glue-point="6" draw:end-shape="id6" svg:d="m16300 14400h-5700" svg:viewBox="0 0 5701 1">
          <text:p/>
        </draw:connector>
        <draw:connector draw:style-name="gr2" draw:text-style-name="P1" draw:layer="layout" draw:type="line" svg:x1="8.9cm" svg:y1="9cm" svg:x2="8.9cm" svg:y2="12.8cm" draw:start-shape="id2" draw:start-glue-point="8" draw:end-shape="id6" draw:end-glue-point="4" svg:d="m8900 9000v3800" svg:viewBox="0 0 1 3801">
          <text:p/>
        </draw:connector>
        <draw:custom-shape draw:style-name="gr1" draw:text-style-name="P1" xml:id="id7" draw:id="id7" draw:layer="layout" svg:width="3.4cm" svg:height="3.2cm" svg:x="2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7cm" svg:y1="14.4cm" svg:x2="23.6cm" svg:y2="14.4cm" draw:start-shape="id5" draw:start-glue-point="10" draw:end-shape="id7" draw:end-glue-point="6" svg:d="m19700 14400h3900" svg:viewBox="0 0 3901 1">
          <text:p/>
        </draw:connector>
        <draw:connector draw:style-name="gr3" draw:text-style-name="P1" draw:layer="layout" draw:type="line" svg:x1="3.199cm" svg:y1="8.1cm" svg:x2="3.2cm" svg:y2="4.7cm" draw:start-shape="id8" draw:start-glue-point="0" draw:end-shape="id1" svg:d="m3199 8100 1-3400" svg:viewBox="0 0 2 3401">
          <text:p/>
        </draw:connector>
        <draw:connector draw:style-name="gr4" draw:text-style-name="P1" draw:layer="layout" draw:type="line" svg:x1="25.299cm" svg:y1="18.101cm" svg:x2="25.3cm" svg:y2="16cm" draw:start-shape="id9" draw:start-glue-point="0" draw:end-shape="id7" draw:end-glue-point="8" svg:d="m25299 18101 1-2101" svg:viewBox="0 0 2 2102">
          <text:p/>
        </draw:connector>
        <draw:frame draw:style-name="gr5" xml:id="id8" draw:id="id8" draw:layer="layout" svg:width="2.998cm" svg:height="1.063cm" svg:x="1.7cm" svg:y="8.1cm">
          <draw:text-box>
            <text:p>Observe</text:p>
          </draw:text-box>
        </draw:frame>
        <draw:frame draw:style-name="gr5" xml:id="id9" draw:id="id9" draw:layer="layout" svg:width="2.998cm" svg:height="1.063cm" svg:x="23.8cm" svg:y="18.101cm">
          <draw:text-box>
            <text:p>Observe</text:p>
          </draw:text-box>
        </draw:frame>
        <draw:frame draw:style-name="gr5" draw:layer="layout" svg:width="1.228cm" svg:height="1.27cm" svg:x="25.1cm" svg:y="6.5cm">
          <draw:text-box>
            <text:p>P<text:span text:style-name="T1">1</text:span></text:p>
          </draw:text-box>
        </draw:frame>
        <draw:frame draw:style-name="gr5" draw:layer="layout" svg:width="2.769cm" svg:height="1.27cm" svg:x="7.5cm" svg:y="16.3cm">
          <draw:text-box>
            <text:p>P<text:span text:style-name="T2">2</text:span><text:span text:style-name="T1"> </text:span><text:span text:style-name="T3">→ P</text:span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3:27:49.14</meta:creation-date>
    <dc:date>2014-01-21T13:34:06.19</dc:date>
    <meta:editing-duration>P0D</meta:editing-duration>
    <meta:editing-cycles>1</meta:editing-cycles>
    <meta:document-statistic meta:object-count="20"/>
    <meta:generator>LibreOffice/4.0.4.2$Windows_x86 LibreOffice_project/9e9821abd0ffdbc09cd8c52eaa574fa09eb08f2</meta:generator>
  </office:meta>
</office:document-meta>
</file>